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2004112" text:id="ct292004112">
          <text:insertion>
            <office:change-info>
              <dc:creator>Bob Jacobsen</dc:creator>
              <dc:date>2013-02-15T12:50:00</dc:date>
            </office:change-info>
          </text:insertion>
        </text:changed-region>
        <text:changed-region xml:id="ct292004272" text:id="ct292004272">
          <text:insertion>
            <office:change-info>
              <dc:creator>Bob Jacobsen</dc:creator>
              <dc:date>2013-02-15T12:50:00</dc:date>
            </office:change-info>
          </text:insertion>
        </text:changed-region>
        <text:changed-region xml:id="ct292004400" text:id="ct292004400">
          <text:insertion>
            <office:change-info>
              <dc:creator>Bob Jacobsen</dc:creator>
              <dc:date>2013-02-15T12:51:00</dc:date>
            </office:change-info>
          </text:insertion>
        </text:changed-region>
        <text:changed-region xml:id="ct292003824" text:id="ct292003824">
          <text:insertion>
            <office:change-info>
              <dc:creator>Bob Jacobsen</dc:creator>
              <dc:date>2013-02-15T12:51:00</dc:date>
            </office:change-info>
          </text:insertion>
        </text:changed-region>
        <text:changed-region xml:id="ct177139632" text:id="ct177139632">
          <text:insertion>
            <office:change-info>
              <dc:creator>Bob Jacobsen</dc:creator>
              <dc:date>2013-04-21T22:41:00</dc:date>
            </office:change-info>
          </text:insertion>
        </text:changed-region>
        <text:changed-region xml:id="ct504325552" text:id="ct504325552">
          <text:deletion>
            <office:change-info>
              <dc:creator>Bob Jacobsen</dc:creator>
              <dc:date>2013-04-21T22:41:00</dc:date>
            </office:change-info>
            <text:p text:style-name="Standard">least</text:p>
          </text:deletion>
        </text:changed-region>
        <text:changed-region xml:id="ct177139824" text:id="ct177139824">
          <text:insertion>
            <office:change-info>
              <dc:creator>Bob Jacobsen</dc:creator>
              <dc:date>2013-04-21T22:41:00</dc:date>
            </office:change-info>
          </text:insertion>
        </text:changed-region>
        <text:changed-region xml:id="ct504322224" text:id="ct504322224">
          <text:deletion>
            <office:change-info>
              <dc:creator>Bob Jacobsen</dc:creator>
              <dc:date>2013-04-21T22:41:00</dc:date>
            </office:change-info>
            <text:p text:style-name="Standard">least</text:p>
          </text:deletion>
        </text:changed-region>
        <text:changed-region xml:id="ct349509968" text:id="ct349509968">
          <text:insertion>
            <office:change-info>
              <dc:creator>Bob Jacobsen</dc:creator>
              <dc:date>2013-04-21T22:41:00</dc:date>
            </office:change-info>
          </text:insertion>
        </text:changed-region>
        <text:changed-region xml:id="ct532518640" text:id="ct532518640">
          <text:deletion>
            <office:change-info>
              <dc:creator>Bob Jacobsen</dc:creator>
              <dc:date>2013-04-21T22:41:00</dc:date>
            </office:change-info>
            <text:p text:style-name="Standard">most</text:p>
          </text:deletion>
        </text:changed-region>
        <text:changed-region xml:id="ct379399520" text:id="ct379399520">
          <text:insertion>
            <office:change-info>
              <dc:creator>Bob Jacobsen</dc:creator>
              <dc:date>2013-04-21T22:41:00</dc:date>
            </office:change-info>
          </text:insertion>
        </text:changed-region>
        <text:changed-region xml:id="ct379416480" text:id="ct379416480">
          <text:deletion>
            <office:change-info>
              <dc:creator>Bob Jacobsen</dc:creator>
              <dc:date>2013-04-21T22:41:00</dc:date>
            </office:change-info>
            <text:p text:style-name="Standard">most</text:p>
          </text:deletion>
        </text:changed-region>
        <text:changed-region xml:id="ct540164976" text:id="ct540164976">
          <text:insertion>
            <office:change-info>
              <dc:creator>Bob Jacobsen</dc:creator>
              <dc:date>2013-02-15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Standards:</text:p>
      <text:list xml:id="list8795759656812968624" text:style-name="L1">
        <text:list-item>
          <text:p text:style-name="P18">The OpenLCB-CAN Physical Layer Standard, which specifies the physical layer for transporting OpenLCB-CAN frames</text:p>
        </text:list-item>
        <text:list-item>
          <text:p text:style-name="P18">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855583731653788965" text:style-name="L2">
        <text:list-item>
          <text:p text:style-name="P19">Inhibited</text:p>
        </text:list-item>
        <text:list-item>
          <text:p text:style-name="P19">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text:change-start text:change-id="ct292004112"/>Error Information Report 0-3<text:change-end text:change-id="ct292004112"/></text:p>
          </table:table-cell>
          <table:table-cell table:style-name="Table3.A2" office:value-type="string">
            <text:p text:style-name="Standard"><text:change-start text:change-id="ct292004272"/>0x<text:change-end text:change-id="ct292004272"/><text:change-start text:change-id="ct292004400"/>0710 – 0x713<text:change-end text:change-id="ct292004400"/></text:p>
          </table:table-cell>
          <table:table-cell table:style-name="Table3.C2" office:value-type="string">
            <text:p text:style-name="Standard"><text:change-start text:change-id="ct292003824"/>Full Node ID<text:change-end text:change-id="ct292003824"/></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6791042424474849140" text:style-name="L3">
        <text:list-item>
          <text:p text:style-name="P20">Generate a tentative source Node ID alias value</text:p>
        </text:list-item>
        <text:list-item>
          <text:p text:style-name="P20"><text:soft-page-break/>Transmit a Check ID frame (CID) with MMM = 0x7, the <text:change-start text:change-id="ct177139632"/>most<text:change-end text:change-id="ct177139632"/><text:change text:change-id="ct504325552"/>-significant 12 bits of the full Node ID in the NNNN, NNNN, NNNN remaining twelve bits of the Variable Field, and the tentative source Node ID alias value in the Source NID Alias field.</text:p>
        </text:list-item>
        <text:list-item>
          <text:p text:style-name="P20">Transmit a Check ID frame (CID) with MMM = 0x6, the next-to-<text:change-start text:change-id="ct177139824"/>most<text:change-end text:change-id="ct177139824"/><text:change text:change-id="ct504322224"/> significant 12 bits of the full Node ID in the NNNN, NNNN, NNNN remaining twelve bits of the Variable Field, and the tentative source Node ID alias value in the Source NID Alias field.</text:p>
        </text:list-item>
        <text:list-item>
          <text:p text:style-name="P20">Transmit a Check ID frame (CID) with MMM = 0x5, the next-to-<text:change-start text:change-id="ct349509968"/>least<text:change-end text:change-id="ct349509968"/><text:change text:change-id="ct532518640"/> significant 12 bits of the full Node ID in the NNNN, NNNN, NNNN remaining twelve bits of the Variable Field, and the tentative source Node ID alias value in the Source NID Alias field.</text:p>
        </text:list-item>
        <text:list-item>
          <text:p text:style-name="P20">Transmit a Check ID frame (CID) with MMM = 0x4, the <text:change-start text:change-id="ct379399520"/>least<text:change-end text:change-id="ct379399520"/><text:change text:change-id="ct379416480"/>-significant 12 bits of the full Node ID in the NNNN, NNNN, NNNN remaining twelve bits of the Variable Field, and the tentative source Node ID alias value in the Source NID Alias field.</text:p>
        </text:list-item>
      </text:list>
      <text:list xml:id="list585460228844050801" text:style-name="L4">
        <text:list-item>
          <text:p text:style-name="P21">Wait at least 200 milliseconds</text:p>
        </text:list-item>
        <text:list-item>
          <text:p text:style-name="P2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950546209203017937" text:style-name="L5">
        <text:list-item>
          <text:p text:style-name="P22">Have or obtain a validly reserved Node ID alias</text:p>
        </text:list-item>
        <text:list-item>
          <text:p text:style-name="P22">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778225835453340789" text:style-name="L6">
        <text:list-item>
          <text:p text:style-name="P23">If the frame is a Check ID (CID) frame, send a Reserve ID (RID) frame in response.</text:p>
        </text:list-item>
        <text:list-item>
          <text:p text:style-name="P23">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3">If the frame is not a Check ID (CID) frame and the node is not in Permitted state, the node shall immediately release the matching Node ID alias.</text:p>
        </text:list-item>
        <text:list-item>
          <text:p text:style-name="P23">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3245476507145220828" text:style-name="L7">
        <text:list-item>
          <text:p text:style-name="P24">may, but is not required to, signal the user that duplicate Node ID values exist using a other directly-visible indicator</text:p>
        </text:list-item>
        <text:list-item>
          <text:p text:style-name="P24">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text:change-start text:change-id="ct540164976"/>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text:soft-page-break/>Nodes shall not emit a Error Information 0 through Error Information 3 frame except as described above.</text:p>
      <text:h text:style-name="Heading_20_2" text:outline-level="2"><text:change-end text:change-id="ct540164976"/>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5</text:p>
          <text:p text:style-name="P14"><text:s/>6.2.6 Duplicate Node ID Handling<text:tab/>5</text:p>
          <text:p text:style-name="P14"><text:s/>6.2.7 Reporting CAN Link Status<text:tab/>5</text:p>
          <text:p text:style-name="P13"><text:s/>6.3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79263840" text:id="ct379263840">
            <text:insertion>
              <office:change-info>
                <dc:creator>Bob Jacobsen</dc:creator>
                <dc:date>2013-02-06T22:33:00</dc:date>
              </office:change-info>
            </text:insertion>
          </text:changed-region>
          <text:changed-region xml:id="ct379263936" text:id="ct379263936">
            <text:deletion>
              <office:change-info>
                <dc:creator>Bob Jacobsen</dc:creator>
                <dc:date>2013-02-06T22:33:00</dc:date>
              </office:change-info>
              <text:p text:style-name="MP4"><text:span text:style-name="Page_20_Number"><text:span text:style-name="MT2"><text:date style:data-style-name="N116" text:date-value="2013-04-21T22:41:59">4/21/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start text:change-id="ct379263840"/><text:span text:style-name="Page_20_Number"><text:span text:style-name="MT2"><text:date style:data-style-name="N75" text:date-value="2013-04-21T22:41:59">Apr 21, 2013</text:date></text:span></text:span><text:change-end text:change-id="ct379263840"/><text:change text:change-id="ct3792639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4-21T22:41:59">Apr 21, 2013</text:date></text:p>
            </table:table-cell>
            <table:table-cell table:style-name="Table1.C1" office:value-type="string">
              <text:p text:style-name="MP8">Preliminary</text:p>
            </table:table-cell>
          </table:table-row>
        </table:table>
        <text:p text:style-name="Header"/>
      </style:header>
      <style:footer>
        <text:tracked-changes>
          <text:changed-region xml:id="ct379271792" text:id="ct379271792">
            <text:insertion>
              <office:change-info>
                <dc:creator>Bob Jacobsen</dc:creator>
                <dc:date>2013-02-06T22:33:00</dc:date>
              </office:change-info>
            </text:insertion>
          </text:changed-region>
          <text:changed-region xml:id="ct379271920" text:id="ct379271920">
            <text:deletion>
              <office:change-info>
                <dc:creator>Bob Jacobsen</dc:creator>
                <dc:date>2013-02-06T22:33:00</dc:date>
              </office:change-info>
              <text:p text:style-name="MP9"><text:span text:style-name="Page_20_Number"><text:span text:style-name="MT2"><text:date style:data-style-name="N116" text:date-value="2013-04-21T22:41:59">4/21/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change-start text:change-id="ct379271792"/><text:span text:style-name="Page_20_Number"><text:span text:style-name="MT2"><text:date style:data-style-name="N75" text:date-value="2013-04-21T22:41:59">Apr 21, 2013</text:date></text:span></text:span><text:change-end text:change-id="ct379271792"/><text:change text:change-id="ct379271920"/></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22</meta:editing-cycles>
    <meta:editing-duration>P3DT15H32M37S</meta:editing-duration>
    <meta:generator>OpenOffice.org/3.4.1$Unix OpenOffice.org_project/341m1$Build-9593</meta:generator>
    <dc:date>2013-04-21T22:41:59</dc:date>
    <dc:creator>Bob Jacobsen</dc:creator>
    <meta:keyword>OpenLCB-CANFrame Transfer</meta:keyword>
    <meta:printed-by>Bob Jacobsen</meta:printed-by>
    <meta:print-date>2010-10-15T15:58:33</meta:print-date>
    <meta:document-statistic meta:table-count="3" meta:image-count="1" meta:object-count="0" meta:page-count="7" meta:paragraph-count="162" meta:word-count="2069" meta:character-count="12127"/>
    <meta:user-defined meta:name="Info 1"/>
    <meta:user-defined meta:name="Info 2"/>
    <meta:user-defined meta:name="Info 3"/>
    <meta:user-defined meta:name="Info 4"/>
  </office:meta>
</office:document-meta>
</file>